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C000055FD00004D1F982516B6.wmf" manifest:media-type=""/>
  <manifest:file-entry manifest:full-path="Pictures/2000003B00002A2600001BAFEF00C56D.wmf" manifest:media-type=""/>
  <manifest:file-entry manifest:full-path="Pictures/2000000C0000B7890000673020FB8A77.wmf" manifest:media-type=""/>
  <manifest:file-entry manifest:full-path="Pictures/2000000C0000555400001E3BA3FD45B5.wmf" manifest:media-type=""/>
  <manifest:file-entry manifest:full-path="Pictures/2000000C000010A90000251561581260.wmf" manifest:media-type=""/>
  <manifest:file-entry manifest:full-path="Pictures/2000000C00003D69000021529F7FC661.wmf" manifest:media-type=""/>
  <manifest:file-entry manifest:full-path="Pictures/2000000C0000830000004CB8A3AD65BC.wmf" manifest:media-type=""/>
  <manifest:file-entry manifest:full-path="Pictures/2000000B00003E35000022CDE1CB1C7B.wmf" manifest:media-type=""/>
  <manifest:file-entry manifest:full-path="Pictures/2000000C000068CD00003B6338AED1E8.wmf" manifest:media-type=""/>
  <manifest:file-entry manifest:full-path="Pictures/2000000C00003B41000053D9BB4D289A.wmf" manifest:media-type=""/>
  <manifest:file-entry manifest:full-path="Pictures/2000000C000064A200004FCFC0FE7166.wmf" manifest:media-type=""/>
  <manifest:file-entry manifest:full-path="Pictures/2000000B00003807000011BCB21D14BB.wmf" manifest:media-type=""/>
  <manifest:file-entry manifest:full-path="Pictures/2000000C0000B78900006730AC77B00A.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1"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DejaVu Sans Mono" svg:font-family="'DejaVu Sans Mono'"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Mono2" svg:font-family="'DejaVu Sans Mono'"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pt" fo:language="en" fo:country="US" officeooo:rsid="00274459" officeooo:paragraph-rsid="00274459" style:font-name-asian="Times New Roman1" style:font-size-asian="10pt" style:language-asian="pt" style:country-asian="PT" style:font-name-complex="Arial1" style:font-size-complex="10pt"/>
    </style:style>
    <style:style style:name="P2" style:family="paragraph" style:parent-style-name="Standard">
      <style:paragraph-properties fo:line-height="150%"/>
      <style:text-properties fo:language="en" fo:country="US"/>
    </style:style>
    <style:style style:name="P3" style:family="paragraph" style:parent-style-name="Standard">
      <style:paragraph-properties fo:line-height="150%"/>
    </style:style>
    <style:style style:name="P4" style:family="paragraph" style:parent-style-name="Standard">
      <style:paragraph-properties fo:margin-top="4.94mm" fo:margin-bottom="2.5mm" loext:contextual-spacing="false" fo:line-height="150%" fo:text-align="justify" style:justify-single-word="false"/>
    </style:style>
    <style:style style:name="P5" style:family="paragraph" style:parent-style-name="Standard">
      <style:paragraph-properties fo:margin-top="4.94mm" fo:margin-bottom="2.5mm" loext:contextual-spacing="false" fo:line-height="150%" fo:text-align="justify" style:justify-single-word="false"/>
      <style:text-properties style:font-name="Arial" fo:font-size="10pt" fo:language="en" fo:country="US" style:font-name-asian="Times New Roman1" style:font-size-asian="10pt" style:language-asian="pt" style:country-asian="PT" style:font-name-complex="Arial1" style:font-size-complex="10pt"/>
    </style:style>
    <style:style style:name="P6" style:family="paragraph" style:parent-style-name="Standard" style:master-page-name="Standard">
      <style:paragraph-properties fo:margin-top="4.94mm" fo:margin-bottom="2.5mm" loext:contextual-spacing="false" fo:line-height="150%" fo:text-align="justify" style:justify-single-word="false" style:page-number="auto"/>
    </style:style>
    <style:style style:name="P7" style:family="paragraph" style:parent-style-name="Standard">
      <style:paragraph-properties fo:margin-top="4.94mm" fo:margin-bottom="0mm" loext:contextual-spacing="false" fo:line-height="150%" fo:text-align="justify"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8" style:family="paragraph" style:parent-style-name="Standard">
      <style:paragraph-properties fo:margin-top="4.94mm" fo:margin-bottom="0mm" loext:contextual-spacing="false" fo:line-height="150%"/>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9" style:family="paragraph" style:parent-style-name="Standard">
      <style:paragraph-properties fo:margin-top="4.94mm" fo:margin-bottom="0mm" loext:contextual-spacing="false" fo:line-height="150%" fo:text-align="center"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10" style:family="paragraph" style:parent-style-name="Standard">
      <style:paragraph-properties fo:margin-top="4.94mm" fo:margin-bottom="0mm" loext:contextual-spacing="false" fo:line-height="150%" fo:text-align="justify" style:justify-single-word="false"/>
    </style:style>
    <style:style style:name="P11" style:family="paragraph" style:parent-style-name="Standard">
      <style:paragraph-properties fo:margin-top="4.94mm" fo:margin-bottom="0mm" loext:contextual-spacing="false" fo:line-height="150%"/>
    </style:style>
    <style:style style:name="P12" style:family="paragraph" style:parent-style-name="Standard">
      <style:paragraph-properties fo:margin-top="4.94mm" fo:margin-bottom="0mm" loext:contextual-spacing="false" fo:line-height="150%"/>
      <style:text-properties style:font-name="Arial" fo:font-size="10pt" fo:language="en" fo:country="US" style:font-name-asian="Times New Roman1" style:font-size-asian="10pt" style:language-asian="pt" style:country-asian="PT" style:font-name-complex="Arial1" style:font-size-complex="10pt"/>
    </style:style>
    <style:style style:name="P13" style:family="paragraph" style:parent-style-name="Standard">
      <style:paragraph-properties fo:margin-top="4.94mm" fo:margin-bottom="0mm" loext:contextual-spacing="false" fo:line-height="150%" fo:text-align="center" style:justify-single-word="false"/>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14" style:family="paragraph" style:parent-style-name="Standard">
      <style:paragraph-properties fo:margin-top="4.2mm" fo:margin-bottom="2.1mm" loext:contextual-spacing="false" fo:line-height="150%" fo:keep-with-next="always"/>
      <style:text-properties style:font-name="Arial" fo:font-size="10pt" fo:font-weight="bold" style:font-name-asian="Times New Roman1" style:font-size-asian="10pt" style:language-asian="pt" style:country-asian="PT" style:font-weight-asian="bold" style:font-name-complex="Arial1" style:font-size-complex="10pt" style:font-weight-complex="bold"/>
    </style:style>
    <style:style style:name="P15" style:family="paragraph" style:parent-style-name="Standard">
      <style:paragraph-properties fo:margin-top="4.2mm" fo:margin-bottom="2.1mm" loext:contextual-spacing="false" fo:line-height="150%" fo:keep-with-next="always"/>
    </style:style>
    <style:style style:name="P16" style:family="paragraph" style:parent-style-name="Standard">
      <style:paragraph-properties fo:margin-top="4.2mm" fo:margin-bottom="2.1mm" loext:contextual-spacing="false" fo:line-height="150%" fo:break-before="page" fo:keep-with-next="always"/>
    </style:style>
    <style:style style:name="P17" style:family="paragraph" style:parent-style-name="Standard">
      <style:paragraph-properties fo:margin-top="4.2mm" fo:margin-bottom="2.1mm" loext:contextual-spacing="false" fo:line-height="150%" fo:break-before="page"/>
    </style:style>
    <style:style style:name="P18" style:family="paragraph" style:parent-style-name="Standard">
      <style:paragraph-properties fo:margin-left="0mm" fo:margin-right="0mm" fo:margin-top="4.94mm" fo:margin-bottom="0mm" loext:contextual-spacing="false" fo:line-height="150%" fo:text-align="justify" style:justify-single-word="false" fo:text-indent="12.49mm" style:auto-text-indent="false"/>
    </style:style>
    <style:style style:name="P19" style:family="paragraph" style:parent-style-name="Standard">
      <style:paragraph-properties fo:margin-left="0mm" fo:margin-right="0mm" fo:margin-top="4.94mm" fo:margin-bottom="0mm" loext:contextual-spacing="false" fo:line-height="150%" fo:text-align="justify" style:justify-single-word="false" fo:text-indent="12.49mm" style:auto-text-indent="false"/>
      <style:text-properties officeooo:paragraph-rsid="002087e6"/>
    </style:style>
    <style:style style:name="P20" style:family="paragraph" style:parent-style-name="Standard">
      <style:paragraph-properties fo:margin-left="0mm" fo:margin-right="0mm" fo:margin-top="4.94mm" fo:margin-bottom="0mm" loext:contextual-spacing="false" fo:line-height="150%" fo:text-indent="12.49mm" style:auto-text-indent="false"/>
    </style:style>
    <style:style style:name="P21" style:family="paragraph" style:parent-style-name="Standard">
      <style:paragraph-properties fo:margin-left="0mm" fo:margin-right="0mm" fo:margin-top="0mm" fo:margin-bottom="0mm" loext:contextual-spacing="false" fo:line-height="150%" fo:text-indent="12.49mm" style:auto-text-indent="false"/>
    </style:style>
    <style:style style:name="P22" style:family="paragraph" style:parent-style-name="Standard">
      <style:paragraph-properties fo:margin-left="0mm" fo:margin-right="0mm" fo:margin-top="0mm" fo:margin-bottom="0mm" loext:contextual-spacing="false" fo:line-height="150%" fo:text-align="justify" style:justify-single-word="false" fo:text-indent="12.49mm" style:auto-text-indent="false"/>
    </style:style>
    <style:style style:name="P23" style:family="paragraph" style:parent-style-name="Standard">
      <style:paragraph-properties fo:margin-left="0mm" fo:margin-right="0mm" fo:margin-top="2.1mm" fo:margin-bottom="2.1mm" loext:contextual-spacing="false" fo:line-height="150%" fo:text-indent="12.49mm" style:auto-text-indent="false"/>
    </style:style>
    <style:style style:name="P24" style:family="paragraph" style:parent-style-name="Standard">
      <style:paragraph-properties fo:margin-left="0mm" fo:margin-right="0mm" fo:margin-top="4.94mm" fo:margin-bottom="2.5mm" loext:contextual-spacing="false" fo:line-height="150%" fo:text-align="justify" style:justify-single-word="false" fo:text-indent="12.49mm" style:auto-text-indent="false"/>
    </style:style>
    <style:style style:name="P25" style:family="paragraph" style:parent-style-name="Standard">
      <style:paragraph-properties fo:margin-left="0mm" fo:margin-right="0mm" fo:margin-top="4.94mm" fo:margin-bottom="2.5mm" loext:contextual-spacing="false" fo:line-height="150%" fo:text-indent="12.49mm" style:auto-text-indent="false"/>
    </style:style>
    <style:style style:name="P26" style:family="paragraph" style:parent-style-name="Standard" style:list-style-name="">
      <style:paragraph-properties fo:margin-top="3.49mm" fo:margin-bottom="2.1mm" loext:contextual-spacing="false" fo:line-height="150%" fo:text-align="justify" style:justify-single-word="false"/>
    </style:style>
    <style:style style:name="P27" style:family="paragraph" style:parent-style-name="Standard" style:list-style-name="">
      <style:paragraph-properties fo:margin-top="3.49mm" fo:margin-bottom="2.1mm" loext:contextual-spacing="false" fo:line-height="150%" fo:text-align="justify" style:justify-single-word="false"/>
      <style:text-properties officeooo:paragraph-rsid="0025ca1c"/>
    </style:style>
    <style:style style:name="P28" style:family="paragraph" style:parent-style-name="Standard">
      <style:paragraph-properties fo:margin-top="0mm" fo:margin-bottom="0mm" loext:contextual-spacing="false" fo:line-height="150%"/>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29" style:family="paragraph" style:parent-style-name="Standard">
      <style:paragraph-properties fo:margin-top="0mm" fo:margin-bottom="0mm" loext:contextual-spacing="false" fo:line-height="150%" fo:text-align="justify"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30" style:family="paragraph" style:parent-style-name="Standard">
      <style:paragraph-properties fo:margin-top="0mm" fo:margin-bottom="0mm" loext:contextual-spacing="false" fo:line-height="150%"/>
    </style:style>
    <style:style style:name="P31" style:family="paragraph" style:parent-style-name="Standard">
      <style:paragraph-properties fo:margin-top="0mm" fo:margin-bottom="0mm" loext:contextual-spacing="false" fo:line-height="150%"/>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32" style:family="paragraph" style:parent-style-name="Standard">
      <style:paragraph-properties fo:margin-top="2.1mm" fo:margin-bottom="2.1mm" loext:contextual-spacing="false" fo:line-height="150%"/>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33" style:family="paragraph" style:parent-style-name="Standard">
      <style:paragraph-properties fo:margin-top="2.1mm" fo:margin-bottom="2.1mm" loext:contextual-spacing="false" fo:line-height="150%"/>
      <style:text-properties style:font-name="Arial" fo:font-size="10pt" fo:language="en" fo:country="US" style:font-name-asian="Times New Roman1" style:font-size-asian="10pt" style:language-asian="pt" style:country-asian="PT" style:font-name-complex="Arial1" style:font-size-complex="10pt"/>
    </style:style>
    <style:style style:name="P34" style:family="paragraph" style:parent-style-name="Standard">
      <style:paragraph-properties fo:margin-top="2.1mm" fo:margin-bottom="2.1mm" loext:contextual-spacing="false" fo:line-height="150%"/>
      <style:text-properties style:font-name="Arial" fo:font-size="10pt" fo:language="en" fo:country="US" officeooo:rsid="0030dc7f" style:font-name-asian="Times New Roman1" style:font-size-asian="10pt" style:language-asian="pt" style:country-asian="PT" style:font-name-complex="Arial1" style:font-size-complex="10pt"/>
    </style:style>
    <style:style style:name="P35" style:family="paragraph" style:parent-style-name="Standard">
      <style:paragraph-properties fo:margin-top="2.1mm" fo:margin-bottom="2.1mm" loext:contextual-spacing="false" fo:line-height="150%"/>
    </style:style>
    <style:style style:name="P36" style:family="paragraph" style:parent-style-name="Standard">
      <style:paragraph-properties fo:margin-top="2.1mm" fo:margin-bottom="2.1mm" loext:contextual-spacing="false" fo:line-height="150%" fo:text-align="center" style:justify-single-word="false"/>
    </style:style>
    <style:style style:name="P37" style:family="paragraph" style:parent-style-name="Standard">
      <style:paragraph-properties fo:margin-top="2.1mm" fo:margin-bottom="2.1mm" loext:contextual-spacing="false" fo:line-height="150%"/>
      <style:text-properties officeooo:paragraph-rsid="00321526"/>
    </style:style>
    <style:style style:name="P38" style:family="paragraph" style:parent-style-name="Standard">
      <style:paragraph-properties fo:margin-top="2.1mm" fo:margin-bottom="2.1mm" loext:contextual-spacing="false" fo:line-height="150%"/>
      <style:text-properties style:font-name="Times New Roman" fo:font-size="12pt" fo:language="en" fo:country="US" fo:font-style="italic" fo:background-color="#ffffff" style:font-name-asian="Times New Roman1" style:font-size-asian="12pt" style:language-asian="pt" style:country-asian="PT" style:font-style-asian="italic" style:font-name-complex="Times New Roman1" style:font-size-complex="12pt" style:font-style-complex="italic" fo:padding="0mm" fo:border="none"/>
    </style:style>
    <style:style style:name="P39" style:family="paragraph" style:parent-style-name="Standard">
      <style:paragraph-properties fo:margin-top="2.1mm" fo:margin-bottom="2.1mm" loext:contextual-spacing="false" fo:line-height="150%" fo:text-align="center" style:justify-single-word="false"/>
      <style:text-properties style:font-name="Times New Roman" fo:font-size="12pt" fo:language="en" fo:country="US" fo:font-style="italic" fo:background-color="#ffffff" style:font-name-asian="Times New Roman1" style:font-size-asian="12pt" style:language-asian="pt" style:country-asian="PT" style:font-style-asian="italic" style:font-name-complex="Times New Roman1" style:font-size-complex="12pt" style:font-style-complex="italic" fo:padding="0mm" fo:border="none"/>
    </style:style>
    <style:style style:name="P40" style:family="paragraph" style:parent-style-name="Standard">
      <style:paragraph-properties fo:margin-top="0mm" fo:margin-bottom="4.23mm" loext:contextual-spacing="false" fo:line-height="150%"/>
    </style:style>
    <style:style style:name="P41" style:family="paragraph" style:parent-style-name="Standard">
      <style:paragraph-properties fo:margin-top="0mm" fo:margin-bottom="4.23mm" loext:contextual-spacing="false" fo:line-height="150%"/>
      <style:text-properties style:font-name="DejaVu Sans Mono1" fo:font-size="8pt" fo:language="en" fo:country="US" fo:font-weight="bold" officeooo:rsid="00291fde" fo:background-color="#ffffff" style:font-name-asian="Times New Roman1" style:font-size-asian="8pt" style:language-asian="pt" style:country-asian="PT" style:font-weight-asian="bold" style:font-name-complex="Arial1" style:font-size-complex="8pt" style:font-weight-complex="bold" fo:padding="0mm" fo:border="none"/>
    </style:style>
    <style:style style:name="P42" style:family="paragraph" style:parent-style-name="Standard">
      <style:paragraph-properties fo:margin-top="4.94mm" fo:margin-bottom="4.23mm" loext:contextual-spacing="false" fo:line-height="150%" fo:text-align="justify" style:justify-single-word="false"/>
      <style:text-properties style:font-name="DejaVu Sans Mono1" fo:font-size="8pt" fo:language="en" fo:country="US" fo:font-weight="bold" officeooo:rsid="00291fde" style:font-name-asian="Times New Roman1" style:font-size-asian="8pt" style:language-asian="pt" style:country-asian="PT" style:font-weight-asian="bold" style:font-name-complex="Arial1" style:font-size-complex="8pt" style:font-weight-complex="bold"/>
    </style:style>
    <style:style style:name="P43" style:family="paragraph" style:parent-style-name="Standard">
      <style:paragraph-properties fo:margin-top="2.1mm" fo:margin-bottom="4.23mm" loext:contextual-spacing="false" fo:line-height="150%"/>
      <style:text-properties style:font-name="Times New Roman" fo:font-size="12pt" fo:language="en" fo:country="US" fo:background-color="#ffffff" style:font-name-asian="Times New Roman1" style:font-size-asian="12pt" style:language-asian="pt" style:country-asian="PT" style:font-name-complex="Times New Roman1" style:font-size-complex="12pt" fo:padding="0mm" fo:border="none"/>
    </style:style>
    <style:style style:name="P44" style:family="paragraph" style:parent-style-name="Standard">
      <style:paragraph-properties fo:margin-top="2.1mm" fo:margin-bottom="4.23mm" loext:contextual-spacing="false" fo:line-height="150%"/>
    </style:style>
    <style:style style:name="P45" style:family="paragraph" style:parent-style-name="Standard">
      <style:paragraph-properties fo:margin-top="4.23mm" fo:margin-bottom="0mm" loext:contextual-spacing="false" fo:line-height="150%"/>
    </style:style>
    <style:style style:name="P46"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274459"/>
    </style:style>
    <style:style style:name="P47"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style>
    <style:style style:name="P48"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30dc7f"/>
    </style:style>
    <style:style style:name="P49"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1" fo:font-size="8pt" fo:font-weight="bold" officeooo:rsid="00274459" officeooo:paragraph-rsid="00274459" style:font-size-asian="8pt" style:font-weight-asian="bold" style:font-size-complex="8pt" style:font-weight-complex="bold"/>
    </style:style>
    <style:style style:name="P50"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1" fo:font-size="8pt" fo:font-weight="bold" officeooo:rsid="00274459" officeooo:paragraph-rsid="00291fde" style:font-size-asian="8pt" style:font-weight-asian="bold" style:font-size-complex="8pt" style:font-weight-complex="bold"/>
    </style:style>
    <style:style style:name="P51" style:family="paragraph" style:parent-style-name="Standard">
      <style:paragraph-properties fo:margin-left="0mm" fo:margin-right="0mm" fo:margin-top="4.94mm" fo:margin-bottom="2.5mm" loext:contextual-spacing="true" fo:line-height="150%" fo:text-align="justify" style:justify-single-word="false" fo:text-indent="0mm" style:auto-text-indent="false"/>
      <style:text-properties style:font-name="DejaVu Sans Mono1" fo:font-size="8pt" fo:language="en" fo:country="US" fo:font-weight="bold" officeooo:rsid="00291fde" officeooo:paragraph-rsid="0030dc7f" style:font-name-asian="Times New Roman1" style:font-size-asian="8pt" style:language-asian="pt" style:country-asian="PT" style:font-weight-asian="bold" style:font-name-complex="Arial1" style:font-size-complex="8pt" style:font-weight-complex="bold"/>
    </style:style>
    <style:style style:name="P52" style:family="paragraph" style:parent-style-name="Standard">
      <style:paragraph-properties fo:margin-left="0mm" fo:margin-right="0mm" fo:margin-top="4.94mm" fo:margin-bottom="2.5mm" loext:contextual-spacing="true" fo:line-height="100%" fo:text-align="justify" style:justify-single-word="false" fo:text-indent="0mm" style:auto-text-indent="false"/>
      <style:text-properties style:font-name="DejaVu Sans Mono1"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53"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1" fo:font-size="8pt" fo:language="en" fo:country="US" fo:font-weight="bold" officeooo:rsid="00274459" officeooo:paragraph-rsid="00291fde" style:font-name-asian="Times New Roman1" style:font-size-asian="8pt" style:language-asian="pt" style:country-asian="PT" style:font-weight-asian="bold" style:font-name-complex="Times New Roman1" style:font-size-complex="8pt" style:font-weight-complex="bold"/>
    </style:style>
    <style:style style:name="P54"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fo:font-size="8pt" fo:font-weight="bold" officeooo:paragraph-rsid="00274459" style:font-size-asian="8pt" style:font-weight-asian="bold" style:font-size-complex="8pt" style:font-weight-complex="bold"/>
    </style:style>
    <style:style style:name="P55" style:family="paragraph" style:parent-style-name="Standard">
      <style:paragraph-properties fo:margin-left="0mm" fo:margin-right="0mm" fo:margin-top="4.94mm" fo:margin-bottom="2.5mm" loext:contextual-spacing="true" fo:line-height="150%" fo:text-align="justify" style:justify-single-word="false" fo:text-indent="0mm" style:auto-text-indent="false"/>
      <style:text-properties officeooo:rsid="00291fde" officeooo:paragraph-rsid="0030dc7f"/>
    </style:style>
    <style:style style:name="P56" style:family="paragraph" style:parent-style-name="Standard">
      <style:paragraph-properties fo:margin-left="0mm" fo:margin-right="0mm" fo:margin-top="2.1mm" fo:margin-bottom="2.1mm" loext:contextual-spacing="false" fo:line-height="150%" fo:text-align="justify" style:justify-single-word="false" fo:text-indent="0mm" style:auto-text-indent="false"/>
    </style:style>
    <style:style style:name="P57" style:family="paragraph" style:parent-style-name="Standard">
      <style:paragraph-properties fo:margin-top="2.1mm" fo:margin-bottom="2.1mm" loext:contextual-spacing="true" fo:line-height="150%"/>
      <style:text-properties style:font-name="DejaVu Sans Mono1"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58" style:family="paragraph" style:parent-style-name="Normal_20__28_Web_29_">
      <style:paragraph-properties fo:margin-top="0mm" fo:margin-bottom="0mm" loext:contextual-spacing="false"/>
      <style:text-properties style:use-window-font-color="true"/>
    </style:style>
    <style:style style:name="P59" style:family="paragraph" style:parent-style-name="Normal_20__28_Web_29_">
      <style:paragraph-properties fo:margin-top="0mm" fo:margin-bottom="0mm" loext:contextual-spacing="false"/>
      <style:text-properties style:use-window-font-color="true" fo:language="en" fo:country="US"/>
    </style:style>
    <style:style style:name="P60" style:family="paragraph" style:parent-style-name="Normal_20__28_Web_29_">
      <style:paragraph-properties fo:margin-top="4.23mm" fo:margin-bottom="0mm" loext:contextual-spacing="false"/>
      <style:text-properties style:use-window-font-color="true"/>
    </style:style>
    <style:style style:name="P61" style:family="paragraph">
      <loext:graphic-properties draw:fill="solid" draw:fill-color="#f0720a"/>
      <style:paragraph-properties fo:text-align="start"/>
      <style:text-properties fo:font-size="18pt"/>
    </style:style>
    <style:style style:name="P62" style:family="paragraph">
      <loext:graphic-properties draw:fill="none"/>
      <style:paragraph-properties fo:text-align="start"/>
      <style:text-properties fo:font-size="18pt"/>
    </style:style>
    <style:style style:name="T1" style:family="text">
      <style:text-properties style:font-name="Arial" fo:font-size="13.5pt" fo:language="en" fo:country="US" style:font-name-asian="Times New Roman1" style:font-size-asian="13.5pt" style:language-asian="pt" style:country-asian="PT" style:font-name-complex="Arial1" style:font-size-complex="13.5pt"/>
    </style:style>
    <style:style style:name="T2" style:family="text">
      <style:text-properties style:font-name="Arial" fo:font-size="13.5pt" fo:language="en" fo:country="US" fo:font-weight="bold" style:font-name-asian="Times New Roman1" style:font-size-asian="13.5pt" style:language-asian="pt" style:country-asian="PT" style:font-weight-asian="bold" style:font-name-complex="Arial1" style:font-size-complex="13.5pt" style:font-weight-complex="bold"/>
    </style:style>
    <style:style style:name="T3" style:family="text">
      <style:text-properties style:font-name="Arial" fo:font-size="13.5pt" fo:language="en" fo:country="US" fo:font-style="italic" fo:font-weight="bold" style:font-name-asian="Times New Roman1" style:font-size-asian="13.5pt" style:language-asian="pt" style:country-asian="PT" style:font-style-asian="italic" style:font-weight-asian="bold" style:font-name-complex="Arial1" style:font-size-complex="13.5pt" style:font-style-complex="italic" style:font-weight-complex="bold"/>
    </style:style>
    <style:style style:name="T4" style:family="text">
      <style:text-properties style:font-name="Arial" fo:font-size="10pt" fo:language="en" fo:country="US" style:font-name-asian="Times New Roman1" style:font-size-asian="10pt" style:language-asian="pt" style:country-asian="PT" style:font-name-complex="Arial1" style:font-size-complex="10pt"/>
    </style:style>
    <style:style style:name="T5" style:family="text">
      <style:text-properties style:font-name="Arial" fo:font-size="10pt" fo:language="en" fo:country="US" officeooo:rsid="001ee05b" style:font-name-asian="Times New Roman1" style:font-size-asian="10pt" style:language-asian="pt" style:country-asian="PT" style:font-name-complex="Arial1" style:font-size-complex="10pt"/>
    </style:style>
    <style:style style:name="T6" style:family="text">
      <style:text-properties style:font-name="Arial" fo:font-size="10pt" fo:language="en" fo:country="US" officeooo:rsid="002087e6" style:font-name-asian="Times New Roman1" style:font-size-asian="10pt" style:language-asian="pt" style:country-asian="PT" style:font-name-complex="Arial1" style:font-size-complex="10pt"/>
    </style:style>
    <style:style style:name="T7" style:family="text">
      <style:text-properties style:font-name="Arial" fo:font-size="10pt" fo:language="en" fo:country="US" officeooo:rsid="00227a49" style:font-name-asian="Times New Roman1" style:font-size-asian="10pt" style:language-asian="pt" style:country-asian="PT" style:font-name-complex="Arial1" style:font-size-complex="10pt"/>
    </style:style>
    <style:style style:name="T8" style:family="text">
      <style:text-properties style:font-name="Arial" fo:font-size="10pt" fo:language="en" fo:country="US" officeooo:rsid="0022f1d9" style:font-name-asian="Times New Roman1" style:font-size-asian="10pt" style:language-asian="pt" style:country-asian="PT" style:font-name-complex="Arial1" style:font-size-complex="10pt"/>
    </style:style>
    <style:style style:name="T9" style:family="text">
      <style:text-properties style:font-name="Arial" fo:font-size="10pt" fo:language="en" fo:country="US" officeooo:rsid="002328c2" style:font-name-asian="Times New Roman1" style:font-size-asian="10pt" style:language-asian="pt" style:country-asian="PT" style:font-name-complex="Arial1" style:font-size-complex="10pt"/>
    </style:style>
    <style:style style:name="T10" style:family="text">
      <style:text-properties style:font-name="Arial" fo:font-size="10pt" fo:language="en" fo:country="US" officeooo:rsid="002ba86e" style:font-name-asian="Times New Roman1" style:font-size-asian="10pt" style:language-asian="pt" style:country-asian="PT" style:font-name-complex="Arial1" style:font-size-complex="10pt"/>
    </style:style>
    <style:style style:name="T11" style:family="text">
      <style:text-properties style:font-name="Arial" fo:font-size="10pt" fo:language="en" fo:country="US" officeooo:rsid="0030c520" style:font-name-asian="Times New Roman1" style:font-size-asian="10pt" style:language-asian="pt" style:country-asian="PT" style:font-name-complex="Arial1" style:font-size-complex="10pt"/>
    </style:style>
    <style:style style:name="T12" style:family="text">
      <style:text-properties style:font-name="Arial" fo:font-size="10pt" fo:language="en" fo:country="US" officeooo:rsid="0030dc7f" style:font-name-asian="Times New Roman1" style:font-size-asian="10pt" style:language-asian="pt" style:country-asian="PT" style:font-name-complex="Arial1" style:font-size-complex="10pt"/>
    </style:style>
    <style:style style:name="T13" style:family="text">
      <style:text-properties style:font-name="Arial" fo:font-size="10pt" fo:language="en" fo:country="US" officeooo:rsid="0031a32e" style:font-name-asian="Times New Roman1" style:font-size-asian="10pt" style:language-asian="pt" style:country-asian="PT" style:font-name-complex="Arial1" style:font-size-complex="10pt"/>
    </style:style>
    <style:style style:name="T14" style:family="text">
      <style:text-properties style:font-name="Arial" fo:font-size="10pt" fo:language="en" fo:country="US" officeooo:rsid="00321526" style:font-name-asian="Times New Roman1" style:font-size-asian="10pt" style:language-asian="pt" style:country-asian="PT" style:font-name-complex="Arial1" style:font-size-complex="10pt"/>
    </style:style>
    <style:style style:name="T15" style:family="text">
      <style:text-properties style:font-name="Arial" fo:font-size="10pt" fo:language="en" fo:country="US" officeooo:rsid="00318ba3" style:font-name-asian="Times New Roman1" style:font-size-asian="10pt" style:language-asian="pt" style:country-asian="PT" style:font-name-complex="Arial1" style:font-size-complex="10pt"/>
    </style:style>
    <style:style style:name="T16" style:family="text">
      <style:text-properties style:font-name="Arial" fo:font-size="10pt" fo:language="en" fo:country="US" officeooo:rsid="00331b24" style:font-name-asian="Times New Roman1" style:font-size-asian="10pt" style:language-asian="pt" style:country-asian="PT" style:font-name-complex="Arial1" style:font-size-complex="10pt"/>
    </style:style>
    <style:style style:name="T17"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style>
    <style:style style:name="T18"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T19" style:family="text">
      <style:text-properties style:font-name="Arial" fo:font-size="10pt" fo:language="en" fo:country="US" fo:font-weight="bold" officeooo:rsid="002087e6" style:font-name-asian="Times New Roman1" style:font-size-asian="10pt" style:language-asian="pt" style:country-asian="PT" style:font-weight-asian="bold" style:font-name-complex="Arial1" style:font-size-complex="10pt" style:font-weight-complex="bold"/>
    </style:style>
    <style:style style:name="T20" style:family="text">
      <style:text-properties style:font-name="Arial" fo:font-size="10pt" fo:language="en" fo:country="US" fo:font-weight="bold" officeooo:rsid="0025ca1c" style:font-name-asian="Times New Roman1" style:font-size-asian="10pt" style:language-asian="pt" style:country-asian="PT" style:font-weight-asian="bold" style:font-name-complex="Arial1" style:font-size-complex="10pt"/>
    </style:style>
    <style:style style:name="T21" style:family="text">
      <style:text-properties style:font-name="Arial" fo:font-size="10pt" fo:language="en" fo:country="US" fo:font-style="italic" style:font-name-asian="Times New Roman1" style:font-size-asian="10pt" style:language-asian="pt" style:country-asian="PT" style:font-style-asian="italic" style:font-name-complex="Arial1" style:font-size-complex="10pt" style:font-style-complex="italic"/>
    </style:style>
    <style:style style:name="T22" style:family="text">
      <style:text-properties style:font-name="Arial" fo:font-size="10pt" fo:language="en" fo:country="US" fo:font-style="italic" fo:font-weight="bold" style:font-name-asian="Times New Roman1" style:font-size-asian="10pt" style:language-asian="pt" style:country-asian="PT" style:font-style-asian="italic" style:font-weight-asian="bold" style:font-name-complex="Arial1" style:font-size-complex="10pt" style:font-style-complex="italic" style:font-weight-complex="bold"/>
    </style:style>
    <style:style style:name="T23" style:family="text">
      <style:text-properties style:font-name="Arial" fo:font-size="10pt" fo:language="en" fo:country="US" fo:font-weight="normal" officeooo:rsid="00291fde" style:font-name-asian="Times New Roman1" style:font-size-asian="10pt" style:language-asian="pt" style:country-asian="PT" style:font-weight-asian="normal" style:font-name-complex="Arial1" style:font-size-complex="10pt" style:font-weight-complex="normal"/>
    </style:style>
    <style:style style:name="T24" style:family="text">
      <style:text-properties style:font-name="Arial" fo:font-size="10pt" fo:language="en" fo:country="US" officeooo:rsid="00321526" fo:background-color="#ffffff" loext:char-shading-value="0" style:font-name-asian="Times New Roman1" style:font-size-asian="10pt" style:language-asian="pt" style:country-asian="PT" style:font-name-complex="Arial1" style:font-size-complex="10pt" style:font-style-complex="italic" fo:padding="0mm" fo:border="none"/>
    </style:style>
    <style:style style:name="T25" style:family="text">
      <style:text-properties style:font-name="Arial" fo:font-size="9pt" fo:language="en" fo:country="US" style:font-name-asian="Times New Roman1" style:font-size-asian="9pt" style:language-asian="pt" style:country-asian="PT" style:font-name-complex="Arial1" style:font-size-complex="9pt"/>
    </style:style>
    <style:style style:name="T26" style:family="text">
      <style:text-properties style:font-name="Arial" fo:font-size="9pt" fo:language="en" fo:country="US" style:font-name-asian="Times New Roman1" style:font-size-asian="9pt" style:language-asian="pt" style:country-asian="PT" style:font-name-complex="Arial1" style:font-size-complex="10pt"/>
    </style:style>
    <style:style style:name="T27" style:family="text">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T28" style:family="text">
      <style:text-properties style:font-name="Arial" fo:font-size="9pt" fo:language="en" fo:country="US" fo:background-color="#ffffff" loext:char-shading-value="0" style:font-name-asian="Times New Roman1" style:font-size-asian="9pt" style:language-asian="pt" style:country-asian="PT" style:font-name-complex="Arial1" style:font-size-complex="12pt" style:font-style-complex="italic" fo:padding="0mm" fo:border="none"/>
    </style:style>
    <style:style style:name="T29" style:family="text">
      <style:text-properties style:font-name="Arial" fo:font-size="9pt" fo:language="en" fo:country="US" officeooo:rsid="0030dc7f" fo:background-color="#ffffff" loext:char-shading-value="0" style:font-name-asian="Times New Roman1" style:font-size-asian="9pt" style:language-asian="pt" style:country-asian="PT" style:font-name-complex="Arial1" style:font-size-complex="10pt" style:font-style-complex="italic" fo:padding="0mm" fo:border="none"/>
    </style:style>
    <style:style style:name="T30" style:family="text">
      <style:text-properties style:font-name="Arial" fo:font-size="9pt" fo:language="en" fo:country="US" fo:background-color="#ffffff" loext:char-shading-value="0" style:font-size-asian="9pt" style:font-name-complex="Arial1" style:font-style-complex="italic" fo:padding="0mm" fo:border="none"/>
    </style:style>
    <style:style style:name="T31" style:family="text">
      <style:text-properties style:font-name="Arial" fo:font-size="9pt" style:font-name-asian="Times New Roman1" style:font-size-asian="9pt" style:language-asian="pt" style:country-asian="PT" style:font-name-complex="Arial1" style:font-size-complex="9pt"/>
    </style:style>
    <style:style style:name="T32" style:family="text">
      <style:text-properties style:font-name="Arial" fo:font-size="8pt" fo:language="en" fo:country="US" style:font-name-asian="Times New Roman1" style:font-size-asian="8pt" style:language-asian="pt" style:country-asian="PT" style:font-name-complex="Arial1" style:font-size-complex="10pt"/>
    </style:style>
    <style:style style:name="T33" style:family="text">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T34" style:family="text">
      <style:text-properties style:font-name="Times New Roman" fo:font-size="12pt" fo:language="en" fo:country="US" fo:font-style="italic" fo:background-color="#ffffff" loext:char-shading-value="0" style:font-name-asian="Times New Roman1" style:font-size-asian="12pt" style:language-asian="pt" style:country-asian="PT" style:font-style-asian="italic" style:font-name-complex="Times New Roman1" style:font-size-complex="12pt" style:font-style-complex="italic" fo:padding="0mm" fo:border="none"/>
    </style:style>
    <style:style style:name="T35" style:family="text">
      <style:text-properties style:font-name="Times New Roman" fo:font-size="12pt" fo:language="en" fo:country="US" fo:background-color="#ffffff" loext:char-shading-value="0" style:font-name-asian="Times New Roman1" style:font-size-asian="12pt" style:language-asian="pt" style:country-asian="PT" style:font-name-complex="Times New Roman1" style:font-size-complex="12pt" fo:padding="0mm" fo:border="none"/>
    </style:style>
    <style:style style:name="T36" style:family="text">
      <style:text-properties style:font-name="Times New Roman" fo:font-size="12pt" fo:language="en" fo:country="US" fo:font-weight="bold" style:font-name-asian="Times New Roman1" style:font-size-asian="12pt" style:language-asian="pt" style:country-asian="PT" style:font-weight-asian="bold" style:font-name-complex="Times New Roman1" style:font-size-complex="12pt"/>
    </style:style>
    <style:style style:name="T37" style:family="text">
      <style:text-properties style:font-name="Times New Roman" fo:font-size="12pt" fo:language="en" fo:country="US" fo:font-weight="bold" officeooo:rsid="002ba86e" style:font-name-asian="Times New Roman1" style:font-size-asian="12pt" style:language-asian="pt" style:country-asian="PT" style:font-weight-asian="bold" style:font-name-complex="Times New Roman1" style:font-size-complex="12pt" style:font-weight-complex="bold"/>
    </style:style>
    <style:style style:name="T38" style:family="text">
      <style:text-properties style:font-name="Times New Roman" fo:font-size="12pt" fo:language="en" fo:country="US" fo:font-weight="normal" officeooo:rsid="002ba86e" style:font-name-asian="Times New Roman1" style:font-size-asian="12pt" style:language-asian="pt" style:country-asian="PT" style:font-weight-asian="normal" style:font-name-complex="Times New Roman1" style:font-size-complex="12pt" style:font-weight-complex="normal"/>
    </style:style>
    <style:style style:name="T39" style:family="text">
      <style:text-properties style:font-name="Times New Roman" fo:font-size="12pt" style:font-name-asian="Times New Roman1" style:font-size-asian="12pt" style:language-asian="pt" style:country-asian="PT" style:font-name-complex="Times New Roman1" style:font-size-complex="12pt"/>
    </style:style>
    <style:style style:name="T40" style:family="text">
      <style:text-properties style:font-name="Times New Roman" fo:language="en" fo:country="US" style:font-name-asian="Times New Roman1" style:language-asian="pt" style:country-asian="PT" style:font-name-complex="Times New Roman1" style:font-size-complex="12pt"/>
    </style:style>
    <style:style style:name="T41" style:family="text">
      <style:text-properties style:text-position="super 58%" style:font-name="Arial" fo:font-size="10pt" fo:language="en" fo:country="US" style:font-name-asian="Times New Roman1" style:font-size-asian="10pt" style:language-asian="pt" style:country-asian="PT" style:font-name-complex="Arial1" style:font-size-complex="10pt"/>
    </style:style>
    <style:style style:name="T42" style:family="text">
      <style:text-properties style:text-position="super 58%" style:font-name="Arial" fo:font-size="9pt" fo:language="en" fo:country="US" style:font-name-asian="Times New Roman1" style:font-size-asian="9pt" style:language-asian="pt" style:country-asian="PT" style:font-name-complex="Arial1" style:font-size-complex="9pt"/>
    </style:style>
    <style:style style:name="T43" style:family="text">
      <style:text-properties style:text-position="super 58%" style:font-name="Arial" fo:font-size="9pt" style:font-name-asian="Times New Roman1" style:font-size-asian="9pt" style:language-asian="pt" style:country-asian="PT" style:font-name-complex="Arial1" style:font-size-complex="9pt"/>
    </style:style>
    <style:style style:name="T44" style:family="text">
      <style:text-properties style:font-name="Liberation Sans1" fo:font-size="16pt" fo:language="en" fo:country="US" fo:font-weight="bold" style:font-name-asian="Times New Roman1" style:font-size-asian="16pt" style:language-asian="pt" style:country-asian="PT" style:font-weight-asian="bold" style:font-name-complex="Liberation Sans2" style:font-size-complex="16pt" style:font-weight-complex="bold"/>
    </style:style>
    <style:style style:name="T45" style:family="text">
      <style:text-properties fo:color="#0000ff" style:font-name="Arial" fo:font-size="10pt" fo:language="en" fo:country="US" style:text-underline-style="solid" style:text-underline-width="auto" style:text-underline-color="font-color" style:font-name-asian="Times New Roman1" style:font-size-asian="10pt" style:language-asian="pt" style:country-asian="PT" style:font-name-complex="Arial1" style:font-size-complex="10pt"/>
    </style:style>
    <style:style style:name="T46" style:family="text">
      <style:text-properties fo:language="en" fo:country="US"/>
    </style:style>
    <style:style style:name="T47" style:family="text">
      <style:text-properties fo:language="en" fo:country="US" style:font-name-asian="Times New Roman1" style:language-asian="pt" style:country-asian="PT" style:font-name-complex="Arial1"/>
    </style:style>
    <style:style style:name="T48" style:family="text">
      <style:text-properties fo:language="en" fo:country="US" officeooo:rsid="00291fde" style:font-name-asian="Times New Roman1" style:language-asian="pt" style:country-asian="PT" style:font-name-complex="Arial1"/>
    </style:style>
    <style:style style:name="T49" style:family="text">
      <style:text-properties fo:language="en" fo:country="US" officeooo:rsid="002ba86e"/>
    </style:style>
    <style:style style:name="T50" style:family="text">
      <style:text-properties style:font-name="DejaVu Sans Mono" fo:font-size="8pt" fo:language="en" fo:country="US" style:font-size-asian="8pt" style:font-name-complex="DejaVu Sans Mono2" style:font-size-complex="8pt"/>
    </style:style>
    <style:style style:name="T51" style:family="text">
      <style:text-properties style:font-name="DejaVu Sans Mono" fo:font-size="8pt" style:font-size-asian="8pt" style:font-name-complex="DejaVu Sans Mono2" style:font-size-complex="8pt"/>
    </style:style>
    <style:style style:name="T52" style:family="text">
      <style:text-properties fo:color="#4700b8" style:font-name="Arial" fo:font-size="8pt" fo:language="en" fo:country="US" style:font-name-asian="Times New Roman1" style:font-size-asian="8pt" style:language-asian="pt" style:country-asian="PT" style:font-name-complex="Arial1" style:font-size-complex="10pt"/>
    </style:style>
    <style:style style:name="T53" style:family="text">
      <style:text-properties fo:color="#4700b8" style:font-name="Arial" fo:font-size="10pt" fo:language="en" fo:country="US" style:font-name-asian="Times New Roman1" style:font-size-asian="10pt" style:language-asian="pt" style:country-asian="PT" style:font-name-complex="Arial1" style:font-size-complex="10pt"/>
    </style:style>
    <style:style style:name="T54" style:family="text">
      <style:text-properties style:font-name="DejaVu Sans Mono1" fo:language="en" fo:country="US" officeooo:rsid="00274459" style:font-name-asian="Times New Roman1" style:language-asian="pt" style:country-asian="PT" style:font-name-complex="Arial1"/>
    </style:style>
    <style:style style:name="T55" style:family="text">
      <style:text-properties style:font-name="DejaVu Sans Mono1" fo:font-size="8pt" fo:font-weight="bold" officeooo:rsid="00291fde" fo:background-color="#ffffff" loext:char-shading-value="0" style:font-size-asian="8pt" style:font-weight-asian="bold" style:font-size-complex="8pt" style:font-style-complex="italic" style:font-weight-complex="bold" fo:padding="0mm" fo:border="none"/>
    </style:style>
    <style:style style:name="T56" style:family="text">
      <style:text-properties style:font-name="DejaVu Sans Mono1" fo:font-size="8pt" fo:language="en" fo:country="US" fo:font-weight="bold" style:font-name-asian="Times New Roman1" style:font-size-asian="8pt" style:language-asian="pt" style:country-asian="PT" style:font-weight-asian="bold" style:font-name-complex="Arial1" style:font-size-complex="8pt" style:font-weight-complex="bold"/>
    </style:style>
    <style:style style:name="T57" style:family="text">
      <style:text-properties style:font-name="DejaVu Sans Mono1" fo:font-size="8pt" fo:language="en" fo:country="US" fo:font-weight="bold" officeooo:rsid="00291fde" style:font-name-asian="Times New Roman1" style:font-size-asian="8pt" style:language-asian="pt" style:country-asian="PT" style:font-weight-asian="bold" style:font-name-complex="Arial1" style:font-size-complex="8pt" style:font-weight-complex="bold"/>
    </style:style>
    <style:style style:name="T58" style:family="text">
      <style:text-properties style:font-name="DejaVu Sans Mono1" fo:font-size="8pt" fo:language="en" fo:country="US" fo:font-weight="bold" officeooo:rsid="00274459" style:font-name-asian="Times New Roman1" style:font-size-asian="8pt" style:language-asian="pt" style:country-asian="PT" style:font-weight-asian="bold" style:font-name-complex="Arial1" style:font-size-complex="8pt" style:font-weight-complex="bold"/>
    </style:style>
    <style:style style:name="T59" style:family="text">
      <style:text-properties style:font-name="DejaVu Sans Mono1" fo:font-size="8pt" fo:language="en" fo:country="US" fo:font-weight="bold" officeooo:rsid="002ba86e" style:font-name-asian="Times New Roman1" style:font-size-asian="8pt" style:language-asian="pt" style:country-asian="PT" style:font-weight-asian="bold" style:font-name-complex="Arial1" style:font-size-complex="8pt" style:font-weight-complex="bold"/>
    </style:style>
    <style:style style:name="T60" style:family="text">
      <style:text-properties style:font-name="DejaVu Sans Mono1" fo:font-size="8pt" fo:language="en" fo:country="US" fo:font-weight="bold" officeooo:rsid="00321526" style:font-name-asian="Times New Roman1" style:font-size-asian="8pt" style:language-asian="pt" style:country-asian="PT" style:font-weight-asian="bold" style:font-name-complex="Arial1" style:font-size-complex="8pt" style:font-weight-complex="bold"/>
    </style:style>
    <style:style style:name="T61" style:family="text">
      <style:text-properties officeooo:rsid="00291fde"/>
    </style:style>
    <style:style style:name="T62" style:family="text">
      <style:text-properties fo:font-weight="bold" officeooo:rsid="00291fde" style:font-weight-asian="bold" style:font-weight-complex="bold"/>
    </style:style>
    <style:style style:name="T63" style:family="text">
      <style:text-properties fo:font-weight="bold" officeooo:rsid="002d3b28" style:font-weight-asian="bold" style:font-weight-complex="bold"/>
    </style:style>
    <style:style style:name="T64" style:family="text">
      <style:text-properties style:font-name-complex="Arial1"/>
    </style:style>
    <style:style style:name="T65" style:family="text">
      <style:text-properties officeooo:rsid="00291fde" style:font-name-complex="Arial1"/>
    </style:style>
    <style:style style:name="T66" style:family="text">
      <style:text-properties officeooo:rsid="002ba86e"/>
    </style:style>
    <style:style style:name="T67" style:family="text">
      <style:text-properties fo:font-weight="normal" officeooo:rsid="002ba86e" style:font-weight-asian="normal" style:font-weight-complex="normal"/>
    </style:style>
    <style:style style:name="T68" style:family="text">
      <style:text-properties officeooo:rsid="002d288b"/>
    </style:style>
    <style:style style:name="T69" style:family="text">
      <style:text-properties officeooo:rsid="00321526"/>
    </style:style>
    <style:style style:name="T70" style:family="text">
      <style:text-properties fo:background-color="#ffffff" loext:char-shading-value="0" style:font-style-complex="italic" fo:padding="0mm" fo:border="none"/>
    </style:style>
    <style:style style:name="fr1" style:family="graphic" style:parent-style-name="Graphics">
      <style:graphic-properties fo:margin-left="3.18mm" fo:margin-right="3.18mm" fo:margin-top="0mm" fo:margin-bottom="0mm" style:run-through="background" style:wrap="parallel" style:number-wrapped-paragraphs="no-limit" style:wrap-contour="false" style:vertical-pos="from-top" style:vertical-rel="page-content" style:horizontal-pos="center" style:horizontal-rel="page-content" draw:fill="none" draw:fill-color="#ffffff" fo:padding="0mm" fo:border="none" style:mirror="none" fo:clip="rect(0mm, 0mm, 0mm, 0m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3.18mm" fo:margin-right="3.18mm" fo:margin-top="0mm" fo:margin-bottom="0mm" style:wrap="parallel" style:number-wrapped-paragraphs="no-limit" style:wrap-contour="false" style:vertical-pos="top" style:vertical-rel="page-content" style:horizontal-pos="center" style:horizontal-rel="page-content" draw:fill="none" draw:fill-color="#ffffff" fo:padding="0mm" fo:border="none" style:mirror="none" fo:clip="rect(0mm, 0mm, 0mm, 0m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mm" fo:margin-right="0mm" fo:margin-top="0mm" fo:margin-bottom="0mm"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vertical-pos="top" style:vertical-rel="baseline" fo:padding="0mm" fo:border="none" style:mirror="none" fo:clip="rect(0mm, 0mm, 27.29mm, 0mm)" draw:luminance="0%" draw:contrast="0%" draw:red="0%" draw:green="0%" draw:blue="0%" draw:gamma="100%" draw:color-inversion="false" draw:image-opacity="100%" draw:color-mode="standard"/>
    </style:style>
    <style:style style:name="fr5" style:family="graphic" style:parent-style-name="Graphics">
      <style:graphic-properties fo:margin-left="3.18mm" fo:margin-right="3.18mm" fo:margin-top="0mm" fo:margin-bottom="0mm" style:run-through="background" style:wrap="parallel" style:number-wrapped-paragraphs="no-limit" style:wrap-contour="true" style:wrap-contour-mode="outside" style:vertical-pos="from-top" style:vertical-rel="paragraph" style:horizontal-pos="from-left" style:horizontal-rel="paragraph" draw:fill="none" draw:fill-color="#ffffff" fo:padding="0mm" fo:border="none" style:mirror="none" fo:clip="rect(0mm, 0mm, 0mm, 0m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3.18mm" fo:margin-right="3.18mm" fo:margin-top="0mm" fo:margin-bottom="0mm" style:run-through="background" style:wrap="parallel" style:number-wrapped-paragraphs="no-limit" style:wrap-contour="true" style:wrap-contour-mode="outside" style:vertical-pos="from-top" style:vertical-rel="paragraph" style:horizontal-pos="center" style:horizontal-rel="paragraph" draw:fill="none" draw:fill-color="#ffffff" fo:padding="0mm" fo:border="none" style:mirror="none" fo:clip="rect(0mm, 0mm, 0mm, 0m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3.18mm" fo:margin-right="3.18mm" fo:margin-top="0mm" fo:margin-bottom="0mm" style:run-through="background" style:wrap="parallel" style:number-wrapped-paragraphs="no-limit" style:wrap-contour="true" style:wrap-contour-mode="full" style:vertical-pos="from-top" style:vertical-rel="paragraph" style:horizontal-pos="from-left" style:horizontal-rel="paragraph" draw:fill="none" draw:fill-color="#ffffff" fo:padding="0mm" fo:border="none" style:mirror="none" fo:clip="rect(0mm, 0mm, 0mm, 0m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3.18mm" fo:margin-right="3.18mm" fo:margin-top="0mm" fo:margin-bottom="0mm" style:run-through="background" style:wrap="parallel" style:number-wrapped-paragraphs="no-limit" style:wrap-contour="false" style:vertical-pos="top" style:vertical-rel="page-content" style:horizontal-pos="center" style:horizontal-rel="page-content" draw:fill="none" draw:fill-color="#ffffff" fo:padding="0mm" fo:border="none" style:mirror="none" fo:clip="rect(0mm, 0mm, 0mm, 0mm)" draw:luminance="0%" draw:contrast="0%" draw:red="0%" draw:green="0%" draw:blue="0%" draw:gamma="100%" draw:color-inversion="false" draw:image-opacity="100%" draw:color-mode="standard" style:flow-with-text="true"/>
    </style:style>
    <style:style style:name="gr1" style:family="graphic">
      <style:graphic-properties draw:stroke="solid" svg:stroke-width="0.71mm" svg:stroke-color="#f0720a" draw:fill="solid" draw:fill-color="#f0720a" draw:textarea-vertical-align="top" draw:auto-grow-height="false" fo:min-height="1.66mm" fo:min-width="20.07mm" fo:padding-top="1.25mm" fo:padding-bottom="1.25mm" fo:padding-left="2.5mm" fo:padding-right="2.5mm" fo:wrap-option="wrap" fo:margin-left="3.18mm" fo:margin-right="3.18mm" fo:margin-top="0mm" fo:margin-bottom="0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79mm" svg:stroke-color="#000000" draw:stroke-linejoin="miter" draw:fill="none" draw:textarea-vertical-align="middle" draw:auto-grow-height="true" fo:min-height="0mm" fo:min-width="0mm" fo:padding-top="2.54mm" fo:padding-bottom="2.54mm" fo:padding-left="3.81mm" fo:padding-right="3.81mm" fo:wrap-option="wrap" fo:margin-left="3.18mm" fo:margin-right="3.18mm" fo:margin-top="0mm" fo:margin-bottom="0mm" style:run-through="background" style:wrap="parallel" style:number-wrapped-paragraphs="no-limit" style:wrap-contour="false" style:vertical-pos="from-top" style:vertical-rel="page-content"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upplementary material II for </text:span><text:span text:style-name="T2">The Yeast Pathway Kit: a method for rational or combinatorial metabolic pathways design in </text:span><text:span text:style-name="T3">Saccharomyces cerevisiae with software support</text:span></text:p>
      <text:p text:style-name="P7"/>
      <text:p text:style-name="P10"><text:bookmark text:name="__DdeLink__2916_2022043162"/><text:span text:style-name="T4">Filipa Pereira</text:span><text:span text:style-name="T41">1</text:span><text:span text:style-name="T4">, Nadia Skorupa Parachin</text:span><text:span text:style-name="T41">2,3</text:span><text:span text:style-name="T4">, Bärbel Hahn-Hägerdal</text:span><text:span text:style-name="T41">2</text:span><text:span text:style-name="T4">, Marie-Francoise Gorwa-Grauslund </text:span><text:span text:style-name="T41">2</text:span><text:span text:style-name="T4"> and Björn Johansson</text:span><text:span text:style-name="T41">1</text:span><text:span text:style-name="T4">*</text:span></text:p>
      <text:p text:style-name="P4"><text:span text:style-name="T42">1 </text:span><text:span text:style-name="T25">CBMA - Center of Molecular and Environmental Biology, Department of Biology, University of Minho, Campus de Gualtar, Braga, 4710-057, Portugal </text:span></text:p>
      <text:p text:style-name="P4"><text:span text:style-name="T42">2</text:span><text:span text:style-name="T25"> Department of Applied Microbiology, Lund University, SE-22100 Lund, Sweden</text:span></text:p>
      <text:p text:style-name="P4"><text:span text:style-name="T25">* To whom correspondence should be addressed. Tel: +351 253601517. Fax: +351 253678980. Email: bjorn_johansson@bio.uminho.pt.</text:span></text:p>
      <text:p text:style-name="P10"><text:span text:style-name="T43">3</text:span><text:span text:style-name="T31"> Present Address: Nadia Skorupa Parachin, Departamento de Biologia Celular, Instituto de Ciências Biológicas, Universidade de Brasília, Brasília, 70790-190-Brasília-DF, Brazil</text:span></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pan text:style-name="T18">Supplementary material II for ypkpathway software</text:span></text:p>
      <text:p text:style-name="P18"><text:a xlink:type="simple" xlink:href="https://pypi.python.org/pypi/ypkpathway" text:style-name="Internet_20_link" text:visited-style-name="Visited_20_Internet_20_Link"><text:span text:style-name="T4">Ypkpathway</text:span></text:a><text:span text:style-name="T4"> is a software tool for the automated planning of metabolic pathway assemblies using the Yeast Pathway Kit (Pereira et. al. 201</text:span><text:span text:style-name="T5">5</text:span><text:span text:style-name="T4">).</text:span></text:p>
      <text:h text:style-name="P26" text:outline-level="2"><text:span text:style-name="T18">Supplementary material II: Installation</text:span></text:h>
      <text:p text:style-name="P19"><draw:frame draw:style-name="fr1" draw:name="Picture 1" text:anchor-type="char" svg:y="117.02mm" svg:width="175.1mm" svg:height="98.41mm" draw:z-index="0"><draw:image xlink:href="Pictures/2000000C0000B78900006730AC77B00A.wmf" xlink:type="simple" xlink:show="embed" xlink:actuate="onLoad"/></draw:frame><text:span text:style-name="T4">Python 2.7 and the python packages </text:span><text:span text:style-name="T19">pydna, ipython, notedown and docopt</text:span><text:span text:style-name="T4"> are required to run ypkpathway. </text:span><text:span text:style-name="T7">All requerements can be automatically installed by following the instructions below. One of the easiest ways t</text:span><text:span text:style-name="T4">o install </text:span><text:span text:style-name="T7">and run </text:span><text:span text:style-name="T4">ypkpathway is by first installing the free Anaconda Scientific Python distribution from Continuum analytics. It is a large download, but it installs cleanly in one folder in the user</text:span><text:span text:style-name="T6">'</text:span><text:span text:style-name="T4">s directory (regardless of the operating system) and is easily </text:span><text:span text:style-name="T7">(</text:span><text:span text:style-name="T4">re</text:span><text:span text:style-name="T7">)</text:span><text:span text:style-name="T4">movable if necessary. Anaconda is available for Windows, Mac and Linux.</text:span></text:p>
      <text:h text:style-name="P27" text:outline-level="2"><text:span text:style-name="T18">Anaconda installation</text:span></text:h>
      <text:p text:style-name="P20"><text:span text:style-name="T4">Go to the website of Anaconda at </text:span><text:a xlink:type="simple" xlink:href="https://store.continuum.io/cshop/anaconda/" text:style-name="Internet_20_link" text:visited-style-name="Visited_20_Internet_20_Link"><text:span text:style-name="T45">https://store.continuum.io/cshop/anaconda/</text:span></text:a><text:span text:style-name="T4"> (Supplementary Figure 1).</text:span></text:p>
      <text:p text:style-name="P28"/>
      <text:p text:style-name="P11"><text:span text:style-name="T27">Supplementary Figure 1 </text:span><text:span text:style-name="T26">Anaconda website</text:span><text:span text:style-name="T27"> </text:span><text:span text:style-name="T26">image</text:span><text:span text:style-name="T27"> <text:s text:c="2"/></text:span></text:p>
      <text:p text:style-name="P12"/>
      <text:p text:style-name="P20"><text:span text:style-name="T4">Download Anaconda installation file for your operating system and follow the installation instructions. Once Anaconda is installed, find and start the </text:span><text:span text:style-name="T21">Anaconda Command Prompt</text:span><text:span text:style-name="T4"> (see Supplementary Figure 2)</text:span></text:p>
      <text:p text:style-name="P12"><draw:frame draw:style-name="fr2" draw:name="Picture 2" text:anchor-type="char" svg:width="118.73mm" svg:height="168.15mm" draw:z-index="15"><draw:image xlink:href="Pictures/2000000C00003B41000053D9BB4D289A.wmf" xlink:type="simple" xlink:show="embed" xlink:actuate="onLoad"/></draw:frame><text:soft-page-break/></text:p>
      <text:p text:style-name="P12"/>
      <text:p text:style-name="P12"/>
      <text:p text:style-name="P12"/>
      <text:p text:style-name="P12"/>
      <text:p text:style-name="P12"><draw:custom-shape text:anchor-type="paragraph" draw:z-index="1" draw:name="Right Arrow 4" draw:style-name="gr1" draw:text-style-name="P61" svg:width="27.15mm" svg:height="8.32mm" draw:transform="rotate (-3.14159265358979) translate (118.815555555556mm 18.9618055555556m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text:p>
      <text:p text:style-name="P12"/>
      <text:p text:style-name="P12"/>
      <text:p text:style-name="P12"/>
      <text:p text:style-name="P12"/>
      <text:p text:style-name="P12"/>
      <text:p text:style-name="P12"/>
      <text:p text:style-name="P12"/>
      <text:p text:style-name="P12"/>
      <text:p text:style-name="P12"/>
      <text:p text:style-name="P32"/>
      <text:p text:style-name="P35"><text:span text:style-name="T27">Supplementary Figure</text:span><text:span text:style-name="T26"> </text:span><text:span text:style-name="T27">2</text:span><text:span text:style-name="T26">. <text:s/>Finding the Anaconda Command Prompt on MS Windows</text:span></text:p>
      <text:p text:style-name="P8"/>
      <text:p text:style-name="P22"><text:span text:style-name="T4">The Anaconda Command Prompt starts a terminal window. Write “pip install ypkpathway” at the command prompt followed by return (Supplementary Figure 3). This command will download ypkpathway and install it and all needed dependencies in one go, so make sure you are connected to the internet. </text:span></text:p>
      <text:p text:style-name="P8"/>
      <text:p text:style-name="P30"><text:span text:style-name="T33"><text:line-break/></text:span></text:p>
      <text:p text:style-name="P38"/>
      <text:p text:style-name="P38"/>
      <text:p text:style-name="P38"><draw:frame draw:style-name="fr2" draw:name="Picture 5" text:anchor-type="char" svg:width="151.09mm" svg:height="48.05mm" draw:z-index="2"><draw:image xlink:href="Pictures/2000000B00003807000011BCB21D14BB.wmf" xlink:type="simple" xlink:show="embed" xlink:actuate="onLoad"/></draw:frame><text:soft-page-break/></text:p>
      <text:p text:style-name="P38"/>
      <text:p text:style-name="P38"/>
      <text:p text:style-name="P38"/>
      <text:p text:style-name="P38"/>
      <text:p text:style-name="P35"><text:span text:style-name="T27">Supplementary Figure</text:span><text:span text:style-name="T26"> </text:span><text:span text:style-name="T27">3</text:span><text:span text:style-name="T26">. <text:s/>Anaconda Command prompt: ypkpathway installation</text:span></text:p>
      <text:p text:style-name="P33"/>
      <text:p text:style-name="P23"><text:span text:style-name="T4">The installation process will generate some text output, important is that it ends with “Successfully installed ypkpathway Cleaning up...” (Supplementary Figure 4).</text:span></text:p>
      <text:p text:style-name="P36"><draw:frame draw:style-name="fr3" draw:name="Picture 6" text:anchor-type="as-char" svg:width="151.08mm" svg:height="84.58mm" draw:z-index="11"><draw:image xlink:href="Pictures/2000000B00003E35000022CDE1CB1C7B.wmf" xlink:type="simple" xlink:show="embed" xlink:actuate="onLoad"/></draw:frame></text:p>
      <text:p text:style-name="P30"><text:span text:style-name="T27">Supplementary Figure 4.</text:span><text:span text:style-name="T26"> <text:s/>Anaconda Command prompt: successfully ypkpathway installation</text:span><text:span text:style-name="T33"><text:line-break/></text:span></text:p>
      <text:p text:style-name="P15"><text:span text:style-name="T22"/></text:p>
      <text:p text:style-name="P17"><text:span text:style-name="T18">Supplementary material II: </text:span><text:span text:style-name="T17">Us</text:span><text:span text:style-name="T20">age</text:span></text:p>
      <text:p text:style-name="P24"><text:span text:style-name="T4">Ypkpathway is meant to be used in the terminal. It is most practical to navigate the terminal to where you have the data file that ypkpathway should process. Issue the commands (“cd” means change directory) in Supplementary Figure 5 to specify the working directory where the program will read the data files and write the results. In this case we chose the Desktop (cd C:\Users\Filipa\Desktop), the actual name of the folder will be different on another computer.</text:span></text:p>
      <text:p text:style-name="P38"/>
      <text:p text:style-name="P38"/>
      <text:p text:style-name="P38"/>
      <text:p text:style-name="P39"/>
      <text:p text:style-name="P36"><draw:frame draw:style-name="fr4" draw:name="Picture 7" text:anchor-type="as-char" svg:width="151.08mm" svg:height="53.18mm" draw:z-index="12"><draw:image xlink:href="Pictures/2000000C00003D69000021529F7FC661.wmf" xlink:type="simple" xlink:show="embed" xlink:actuate="onLoad"/></draw:frame></text:p>
      <text:p text:style-name="P35"><text:span text:style-name="T27">Supplementary Figure</text:span><text:span text:style-name="T26"> </text:span><text:span text:style-name="T27">5</text:span><text:span text:style-name="T26">. <text:s/>Anaconda Command prompt: specify working directory</text:span></text:p>
      <text:p text:style-name="P29"/>
      <text:p text:style-name="P22"><text:span text:style-name="T4">The syntax is very simple as ypkpathway takes only one argument which is the name of the data file to be processed, in this case four_gene_xylose_pathway1.txt (Supplementary Figure 6) which is a datafile accompanying this document.</text:span><text:span text:style-name="T33"> </text:span></text:p>
      <text:p text:style-name="P29"><draw:frame draw:style-name="fr5" draw:name="Picture 10" text:anchor-type="char" svg:x="146.98mm" svg:y="6.86mm" svg:width="30.96mm" svg:height="69.02mm" draw:z-index="3"><draw:image xlink:href="Pictures/2000000C000010A90000251561581260.wmf" xlink:type="simple" xlink:show="embed" xlink:actuate="onLoad"/><draw:contour-polygon svg:width="42.14mm" svg:height="94.21mm" svg:viewBox="0 0 4214 9421" draw:points="14,0 14,9421 4228,9421 4228,0" draw:recreate-on-edit="false"/></draw:frame></text:p>
      <text:p text:style-name="P29"/>
      <text:p text:style-name="P29"/>
      <text:p text:style-name="P40"><draw:frame draw:style-name="fr3" draw:name="Picture 8" text:anchor-type="as-char" svg:width="151.09mm" svg:height="53.43mm" draw:z-index="13"><draw:image xlink:href="Pictures/2000000C0000555400001E3BA3FD45B5.wmf" xlink:type="simple" xlink:show="embed" xlink:actuate="onLoad"/></draw:frame></text:p>
      <text:p text:style-name="P35"><text:span text:style-name="T27">Supplementary Figures</text:span><text:span text:style-name="T26"> </text:span><text:span text:style-name="T27">6 and 7</text:span><text:span text:style-name="T26">. <text:s/>Anaconda Command prompt: Assembly process using txt file from working directory </text:span><text:span text:style-name="T27">(6) </text:span><text:span text:style-name="T26">and working directory: datafile .txt and the new folder containing the assembly report </text:span><text:span text:style-name="T27">(7)</text:span><text:span text:style-name="T26">. <text:s text:c="3"/></text:span></text:p>
      <text:p text:style-name="P5"/>
      <text:p text:style-name="P24"><text:span text:style-name="T4">The data file can have any name as long as it is a text file containing the sequences to be assembled. See next section “Indata” for proper formatting of this file. The result is a </text:span><text:soft-page-break/><text:span text:style-name="T4">new folder created in the same directory called ypk_assembly containing the assembly report (Supplementary Figure 7).</text:span></text:p>
      <text:p text:style-name="P16"><text:span text:style-name="T18">Supplementary material II: </text:span><text:span text:style-name="T17">Indata</text:span></text:p>
      <text:p text:style-name="P46"><text:span text:style-name="T4">The data file is simply a list of </text:span><text:span text:style-name="T8">terminator-promoter fragments</text:span><text:span text:style-name="T4"> and genes that should be assembled. </text:span><text:span text:style-name="T8">Sequences has be in either FASTA <text:s/>or Genbank format in the order they should be assembled. </text:span><text:span text:style-name="T9">Formats can be mixed, but leave a blank line between each sequence. </text:span><text:span text:style-name="T4">The </text:span><text:span text:style-name="T10">data</text:span><text:span text:style-name="T4"> file can have the structure depicted </text:span><text:span text:style-name="T10">below, sequences</text:span><text:span text:style-name="T4">are truncated for clarity:</text:span></text:p>
      <text:p text:style-name="P49"><text:span text:style-name="T47">&gt;TEF1tp</text:span></text:p>
      <text:p text:style-name="P49"><text:span text:style-name="T47">ACAATGC...AAA</text:span></text:p>
      <text:p text:style-name="P49"><text:span text:style-name="T47"/></text:p>
      <text:p text:style-name="P49"><text:span text:style-name="T47">&gt;gene1</text:span></text:p>
      <text:p text:style-name="P49"><text:span text:style-name="T47">atgatc...taa</text:span></text:p>
      <text:p text:style-name="P49"><text:span text:style-name="T47"/></text:p>
      <text:p text:style-name="P49"><text:span text:style-name="T47">&gt;TDH3tp</text:span></text:p>
      <text:p text:style-name="P49"><text:span text:style-name="T47">ATAAAAA...AAA</text:span></text:p>
      <text:p text:style-name="P49"><text:span text:style-name="T47"/></text:p>
      <text:p text:style-name="P49"><text:span text:style-name="T47"/></text:p>
      <text:p text:style-name="P49"><text:span text:style-name="T47"/></text:p>
      <text:p text:style-name="P49"><text:span text:style-name="T47">&gt;TDH3tp</text:span></text:p>
      <text:p text:style-name="P49"><text:span text:style-name="T47">ATAAAAA...AAA</text:span></text:p>
      <text:p text:style-name="P49"><text:span text:style-name="T47"/></text:p>
      <text:p text:style-name="P49"><text:span text:style-name="T47">&gt;gene2</text:span></text:p>
      <text:p text:style-name="P49"><text:span text:style-name="T47">atgcac...tag</text:span></text:p>
      <text:p text:style-name="P49"><text:span text:style-name="T47"/></text:p>
      <text:p text:style-name="P49"><text:span text:style-name="T47">&gt;TPI1tp</text:span></text:p>
      <text:p text:style-name="P54"><text:span text:style-name="T54">TGTTTAA...AAA</text:span></text:p>
      <text:p text:style-name="P1"/>
      <text:p text:style-name="P1">The example file <text:span text:style-name="T68">above </text:span>contain six linear sequences in FASTA format <text:span text:style-name="T61">and will aid the assembly of the pathway “</text:span><text:span text:style-name="T62">TEF1tp-gene1-TDH3tp-</text:span><text:span text:style-name="T63">gene2</text:span><text:span text:style-name="T62">-TPI1tp</text:span><text:span text:style-name="T61">”. Since all sequences are linear fragments, the report folder will contain a description of the construction of the following vectors by PCR and in-vitro ligation:</text:span></text:p>
      <text:p text:style-name="P50"><text:span text:style-name="T48">pYPKa_Z_</text:span><text:span text:style-name="T47">TEF1tp</text:span></text:p>
      <text:p text:style-name="P50"><text:span text:style-name="T48">pYPKa_A_gene1</text:span></text:p>
      <text:p text:style-name="P50"><text:span text:style-name="T48">pYPKa_E_</text:span><text:span text:style-name="T47">TDH3tp</text:span></text:p>
      <text:p text:style-name="P50"><text:span text:style-name="T48">pYPKa_Z_</text:span><text:span text:style-name="T47">TDH3tp</text:span></text:p>
      <text:p text:style-name="P50"><text:span text:style-name="T48">pYPKa_A_gene1</text:span></text:p>
      <text:p text:style-name="P53"><text:span text:style-name="T65">pYPKa_E_</text:span><text:span text:style-name="T64">TPI1tp</text:span></text:p>
      <text:p text:style-name="Text_20_body"><text:span text:style-name="T49">There will also be a description of the assembly of the single yeast expression vectors </text:span><text:span text:style-name="T57">pYPK</text:span><text:span text:style-name="T59">0_</text:span><text:span text:style-name="T58">TEF1tp_</text:span><text:span text:style-name="T57">gene1_</text:span><text:span text:style-name="T58">TDH3tp</text:span><text:span text:style-name="T37"> </text:span><text:span text:style-name="T38">and </text:span><text:span text:style-name="T57">pYPK</text:span><text:span text:style-name="T59">0</text:span><text:span text:style-name="T57">_</text:span><text:span text:style-name="T58">TDH3tp_</text:span><text:span text:style-name="T57">gene</text:span><text:span text:style-name="T59">2_</text:span><text:span text:style-name="T58">TPI1tp</text:span><text:span text:style-name="T23"> by gap repair. Th</text:span><text:span text:style-name="T67">e</text:span><text:span text:style-name="T66"> final pathway will be described by a IPython notebook file called “</text:span><text:span text:style-name="T58">pw.ipynb</text:span><text:span text:style-name="T66">”. This file will be opened automatically in a web browser when the assembly is finished.</text:span></text:p>
      <text:p text:style-name="P56"><text:span text:style-name="T11">T</text:span><text:span text:style-name="T4">he Yeast Pathway Kit was designed for reuse of </text:span><text:span text:style-name="T11">cloned</text:span><text:span text:style-name="T4"> genetic parts, especially terminator-promoter and genes cloned in the pYPKa </text:span><text:span text:style-name="T11">vector as in the example above</text:span><text:span text:style-name="T4">.</text:span></text:p>
      <text:p text:style-name="P47"><text:span text:style-name="T4">Sequences can also be given to the ypkpathway program in the form of the entire pYPKa_Z_XXXN, pYPKa_A_ XXXN or pYPKa_E_ XXXN sequences, typically generated from a previous assembly experiment. These will be </text:span><text:span text:style-name="T11">automatically </text:span><text:span text:style-name="T4">recognized by the ypkpathway algorithm and the assembly report will indicate that these were given </text:span><text:span text:style-name="T11">as indata </text:span><text:span text:style-name="T4">and not constructed. </text:span><text:span text:style-name="T12">Below is an example of feeding the ypkpathway algorithm with six pYPKa sequences </text:span><text:span text:style-name="T13">(truncated for clarity)</text:span><text:span text:style-name="T12">:</text:span></text:p>
      <text:p text:style-name="P51">&gt;pYPKa_Z_TEF1tp</text:p>
      <text:p text:style-name="P55"><text:span text:style-name="T56">tcgcgcgttt...ACAATGC...AAA...ctttcgtc</text:span></text:p>
      <text:p text:style-name="P51">&gt;pYPKa_A_gene1</text:p>
      <text:p text:style-name="P51">tcgcgcgttt...atgatc...taa...ctttcgtc</text:p>
      <text:p text:style-name="P51">&gt;pYPKa_E_TDH3tp</text:p>
      <text:p text:style-name="P51">tcgcgcgttt...ATAAAAA...AAA...ctttcgtc</text:p>
      <text:p text:style-name="P51"/>
      <text:p text:style-name="P51"><text:soft-page-break/>&gt;pYPKa_Z_TDH3tp</text:p>
      <text:p text:style-name="P51">tcgcgcgttt...ATAAAAA...AAA...ctttcgtc</text:p>
      <text:p text:style-name="P51"/>
      <text:p text:style-name="P51">&gt;pYPKa_A_gene2</text:p>
      <text:p text:style-name="P51">tcgcgcgttt...atgcac...tag...ctttcgtc</text:p>
      <text:p text:style-name="P51"/>
      <text:p text:style-name="P51">&gt;pYPKa_E_TPI1tp</text:p>
      <text:p text:style-name="P51">tcgcgcgttt...TGTTTAA...AAA...ctttcgtc</text:p>
      <text:p text:style-name="P48"><text:span text:style-name="T12">In this case, no pYPKa vector construction will be simulated, </text:span><text:span text:style-name="T14">o</text:span><text:span text:style-name="T15">therwise the report folder will have the structure of the previous example. </text:span><text:span text:style-name="T14">Similarly, sequences of </text:span><text:span text:style-name="T57">pYPK0_tp_gene_tp</text:span><text:span text:style-name="T4"> </text:span><text:span text:style-name="T14">vectors are also recognized. The indata below has two such single gene expression cassettes:</text:span></text:p>
      <text:p text:style-name="P52">&gt;pYPK0_TEF1tp_gene1_TDH3tp</text:p>
      <text:p text:style-name="P52">tcgcgcgttt...ACAATGC...AAA...atgatc...taa...ATAAAAA...AAA...ctttcgtc</text:p>
      <text:p text:style-name="P52"/>
      <text:p text:style-name="P52">&gt;pYPK0_TDH3tp_gene2_TPI1tp</text:p>
      <text:p text:style-name="P52">tcgcgcgttt...ATAAAAA...AAA...atgcac...tag...TGTTTAA...AAA...ctttcgtc</text:p>
      <text:p text:style-name="P35"><text:span text:style-name="T29"/></text:p>
      <text:p text:style-name="P34"><text:span text:style-name="T70">The example above show two </text:span><text:span text:style-name="T55">pYPK0-tp_gene_tp</text:span><text:span text:style-name="T70"> sequences to be assembled. Only the final pathway will be assembled in this case.</text:span></text:p>
      <text:p text:style-name="P37"><text:span text:style-name="T24"/></text:p>
      <text:p text:style-name="P37"><text:span text:style-name="T24">The real usefulness of this automatic sequence recognition comes from the mixing of the </text:span><text:span text:style-name="T4">th</text:span><text:span text:style-name="T14">ree</text:span><text:span text:style-name="T4"> kinds of sequences. In the example <text:s/></text:span><text:span text:style-name="T14">below, two </text:span><text:span text:style-name="T4">pYPKa sequences were supplied, one for the </text:span><text:span text:style-name="T14">first tp</text:span><text:span text:style-name="T4"> and one for the </text:span><text:span text:style-name="T14">first gene</text:span><text:span text:style-name="T4">. </text:span><text:span text:style-name="T14">We will assume that the TPI1tp</text:span><text:span text:style-name="T4"> </text:span><text:span text:style-name="T14">is not available in a </text:span><text:span text:style-name="T57">pYPKa_</text:span><text:span text:style-name="T60">E</text:span><text:span text:style-name="T57"> </text:span><text:span text:style-name="T14">clone and is therefore supplied as a </text:span><text:span text:style-name="T4">linear sequence. The </text:span><text:span text:style-name="T57">pYPK0_</text:span><text:span text:style-name="T60">TPI1</text:span><text:span text:style-name="T57">tp_gene2_TPI1tp</text:span><text:span text:style-name="T4"> vector </text:span><text:span text:style-name="T16">single gene expression vector </text:span><text:span text:style-name="T4">was </text:span><text:span text:style-name="T16">presumably constructed </text:span><text:span text:style-name="T4">in a previous experiment </text:span><text:span text:style-name="T16">and its sequence is </text:span><text:span text:style-name="T4">given </text:span><text:span text:style-name="T16">in the tet file</text:span><text:span text:style-name="T4">.</text:span></text:p>
      <text:p text:style-name="P57">&gt;pYPKa_Z_TEF1tp</text:p>
      <text:p text:style-name="P57">tcgcgcgttt...ACAATGC...AAA...ctttcgtc</text:p>
      <text:p text:style-name="P57">&gt;pYPKa_A_gene1</text:p>
      <text:p text:style-name="P57">tcgcgcgttt...atgatc...taa...ctttcgtc</text:p>
      <text:p text:style-name="P57">&gt;<text:span text:style-name="T69">TPI1</text:span>tp</text:p>
      <text:p text:style-name="P57">ATAAAAA...AAA</text:p>
      <text:p text:style-name="P57"/>
      <text:p text:style-name="P57">&gt;pYPK0_<text:span text:style-name="T69">TPI1</text:span>tp_gene2_TPI1tp</text:p>
      <text:p text:style-name="P57">tcgcgcgttt...ATAAAAA...AAA...atgcac...tag...TGTTTAA...AAA...ctttcgtc</text:p>
      <text:p text:style-name="P42"/>
      <text:p text:style-name="P41"/>
      <text:p text:style-name="P44"><text:span text:style-name="T34"/></text:p>
      <text:p text:style-name="P16"><text:span text:style-name="T18">Supplementary material </text:span><text:bookmark text:name="_GoBack"/><text:span text:style-name="T18">II: O</text:span><text:span text:style-name="T17">utput</text:span></text:p>
      <text:p text:style-name="P25"><text:span text:style-name="T4">The ypkpathway program creates a folder in the current working directory (the directory from which ypkpathway was called). The folder is called “ypk_assembly”. This folder will be overwritten by ypkpathway if it already exists.</text:span></text:p>
      <text:p text:style-name="P45"><draw:frame draw:style-name="fr6" draw:name="Picture 14" text:anchor-type="char" svg:y="0mm" svg:width="168.5mm" svg:height="94.7mm" draw:z-index="5"><draw:image xlink:href="Pictures/2000000C0000B7890000673020FB8A77.wmf" xlink:type="simple" xlink:show="embed" xlink:actuate="onLoad"/><draw:contour-polygon svg:width="467.68mm" svg:height="262.85mm" svg:viewBox="0 0 46768 26285" draw:points="10,0 10,26285 46778,26285 46778,0" draw:recreate-on-edit="false"/></draw:frame><text:span text:style-name="T27">Supplementary Figure</text:span><text:span text:style-name="T26"> </text:span><text:span text:style-name="T27">12.</text:span><text:span text:style-name="T34"> </text:span><text:span text:style-name="T30">Folder created by ypkpathway with assembly results.</text:span></text:p>
      <text:p text:style-name="P20"><text:span text:style-name="T4">Open this folder (Supplementary Figure 12) and open the file “report.html” in the web browser (Supplementary Figure 11). A web page will be created in the browser looking like Supplementary Figure 13.</text:span></text:p>
      <text:p text:style-name="P8"><draw:frame draw:style-name="fr7" draw:name="Picture 15" text:anchor-type="char" svg:x="35.07mm" svg:y="2.12mm" svg:width="107.95mm" svg:height="70.91mm" draw:z-index="4"><draw:image xlink:href="Pictures/2000003B00002A2600001BAFEF00C56D.wmf" xlink:type="simple" xlink:show="embed" xlink:actuate="onLoad"/><draw:contour-polygon svg:width="106.7mm" svg:height="69.91mm" svg:viewBox="0 0 10670 6991" draw:points="278,0 278,847 14,847 14,1377 278,1694 278,6991 10684,6991 10684,0" draw:recreate-on-edit="false"/></draw:frame></text:p>
      <text:p text:style-name="P8"/>
      <text:p text:style-name="P8"/>
      <text:p text:style-name="P8"/>
      <text:p text:style-name="P8"/>
      <text:p text:style-name="P8"/>
      <text:p text:style-name="P30"><text:span text:style-name="T27">Supplementary Figure</text:span><text:span text:style-name="T26"> </text:span><text:span text:style-name="T27">13.</text:span><text:span text:style-name="T34"> </text:span><text:span text:style-name="T30">Assembly report open in the web browser.</text:span></text:p>
      <text:p text:style-name="P20"><text:span text:style-name="T4">Clicking on the first link </text:span><text:span text:style-name="T32">“</text:span><text:span text:style-name="T52">pYPKpw_TEF1tp_SsXYL1_TDH3tp_SsXYL2_PGItp_ScXKS1_FBA1tp_ScTAL1_PDC1tp_pw</text:span><text:span text:style-name="T32">” <text:s text:c="22"/></text:span><text:span text:style-name="T4">(Supplementary Figure 13-1) will display the final sequence of the pathway in the browser, a 14800 bp sequence in this case (Supplementary Figure 14).</text:span></text:p>
      <text:p text:style-name="P13"><draw:frame draw:style-name="fr8" draw:name="Picture 17" text:anchor-type="char" svg:width="104.99mm" svg:height="94.19mm" draw:z-index="7"><draw:image xlink:href="Pictures/2000000C000055FD00004D1F982516B6.wmf" xlink:type="simple" xlink:show="embed" xlink:actuate="onLoad"/></draw:frame><text:soft-page-break/></text:p>
      <text:p text:style-name="P13"/>
      <text:p text:style-name="P13"/>
      <text:p text:style-name="P13"/>
      <text:p text:style-name="P13"/>
      <text:p text:style-name="P13"/>
      <text:p text:style-name="P31"/>
      <text:p text:style-name="P31"/>
      <text:p text:style-name="P31"/>
      <text:p text:style-name="P31"/>
      <text:p text:style-name="P31"/>
      <text:p text:style-name="P31"/>
      <text:p text:style-name="P31"/>
      <text:p text:style-name="P30"><text:span text:style-name="T27">Supplementary Figure</text:span><text:span text:style-name="T26"> </text:span><text:span text:style-name="T27">14.</text:span><text:span text:style-name="T34"> </text:span><text:span text:style-name="T30">Final sequence assembled by ypkpathway. <text:s/></text:span></text:p>
      <text:p text:style-name="P18"><draw:frame draw:style-name="fr6" draw:name="Picture 18" text:anchor-type="char" svg:y="29.09mm" svg:width="159.7mm" svg:height="93.5mm" draw:z-index="6"><draw:image xlink:href="Pictures/2000000C0000830000004CB8A3AD65BC.wmf" xlink:type="simple" xlink:show="embed" xlink:actuate="onLoad"/><draw:contour-polygon svg:width="334.38mm" svg:height="195.73mm" svg:viewBox="0 0 33438 19573" draw:points="12,0 12,19573 33450,19573 33450,0" draw:recreate-on-edit="false"/></draw:frame><text:span text:style-name="T4">The “</text:span><text:span text:style-name="T53">(plan)</text:span><text:span text:style-name="T4">” link (Supplementary Figure 13-2) displays a small representation of how the final sequence was assembled (Supplementary Figure 15). The image shows how four PCR fragments were assembled from PCR products derived from pYPK0-tp_gene_tp clones and linearized pYPKpw sequence to form the final circular construct.</text:span></text:p>
      <text:p text:style-name="P9"/>
      <text:p text:style-name="P9"/>
      <text:p text:style-name="P9"/>
      <text:p text:style-name="P9"/>
      <text:p text:style-name="P9"/>
      <text:p text:style-name="P9"/>
      <text:p text:style-name="P9"/>
      <text:p text:style-name="P30"><text:span text:style-name="T27">Supplementary Figure</text:span><text:span text:style-name="T26"> </text:span><text:span text:style-name="T27">15.</text:span><text:span text:style-name="T34"> </text:span><text:span text:style-name="T30">Representation of cloning plan for the final sequence.</text:span></text:p>
      <text:p text:style-name="P21"><draw:frame draw:style-name="fr6" draw:name="Picture 19" text:anchor-type="char" svg:y="19.81mm" svg:width="165.12mm" svg:height="93.59mm" draw:z-index="8"><draw:image xlink:href="Pictures/2000000C000068CD00003B6338AED1E8.wmf" xlink:type="simple" xlink:show="embed" xlink:actuate="onLoad"/><draw:contour-polygon svg:width="267.3mm" svg:height="151.36mm" svg:viewBox="0 0 26730 15136" draw:points="13,0 13,15136 26743,15136 26743,0" draw:recreate-on-edit="false"/></draw:frame><text:span text:style-name="T4">The second “(plan)” link (Supplementary Figure 13-3) shows a plan for the construction of the first pYPK0_tp_gene_tp clone. These clones are assembled from three pYPKa derived PCR products for each element and linearized pYPKpw (Supplementary Figure 16).</text:span></text:p>
      <text:p text:style-name="P30"><text:soft-page-break/><text:span text:style-name="T27">Supplementary Figure</text:span><text:span text:style-name="T26"> </text:span><text:span text:style-name="T27">16.</text:span><text:span text:style-name="T34"> </text:span><text:span text:style-name="T30">Representation of cloning plan for the first gene expression cassette.</text:span></text:p>
      <text:p text:style-name="P18"><text:span text:style-name="T4">The last “(plan)” link (Supplementary Figure 13-4) show a plan for the construction of the first pYPKa clone (Supplementary Figure 17). These clones are made from pYPKa vectors linearized with ZraI, AjiI or EcoRV and a linear PCR product.</text:span></text:p>
      <text:p text:style-name="P8"><draw:frame draw:style-name="fr6" draw:name="Picture 20" text:anchor-type="char" svg:y="1.01mm" svg:width="138.39mm" svg:height="104.3mm" draw:z-index="9"><draw:image xlink:href="Pictures/2000000C000064A200004FCFC0FE7166.wmf" xlink:type="simple" xlink:show="embed" xlink:actuate="onLoad"/><draw:contour-polygon svg:width="256.96mm" svg:height="203.27mm" svg:viewBox="0 0 25696 20327" draw:points="13,0 13,20327 25709,20327 25709,0" draw:recreate-on-edit="false"/></draw:frame></text:p>
      <text:p text:style-name="P8"/>
      <text:p text:style-name="P8"/>
      <text:p text:style-name="P8"/>
      <text:p text:style-name="P8"/>
      <text:p text:style-name="P8"/>
      <text:p text:style-name="P8"/>
      <text:p text:style-name="P8"/>
      <text:p text:style-name="P45"><text:span text:style-name="T27">Supplementary Figure</text:span><text:span text:style-name="T26"> </text:span><text:span text:style-name="T27">17.</text:span><text:span text:style-name="T34"> </text:span><text:span text:style-name="T30">Representation of construction plan of the first pYPKa clone.</text:span></text:p>
      <text:p text:style-name="P18"><text:span text:style-name="T4">All PCR primers needed for the construction and verification of the pathway can be found under the “</text:span><text:span text:style-name="T53">PCR primers</text:span><text:span text:style-name="T4">” link on the report page (Supplementary Figure 18). Primers are devided between specific and general </text:span><text:soft-page-break/><text:span text:style-name="T4">primers. The specific primers are generated whenever new genes and tps are to be cloned in the pYPKa vector. General primers are vector specific primers used in any assembly project.</text:span></text:p>
      <text:p text:style-name="P8"><draw:custom-shape text:anchor-type="paragraph" draw:z-index="10" draw:name="Text Box 2" draw:style-name="gr2" draw:text-style-name="P62" svg:width="130.31mm" svg:height="149.06mm" svg:x="23.85mm" svg:y="80.2mm"><text:p text:style-name="P58"><text:span text:style-name="T50">Specific Primers:</text:span></text:p><text:p text:style-name="P59"/><text:p text:style-name="P58"><text:span text:style-name="T50">pfw579 ttaaatACAATGCATACTTTGTAC</text:span></text:p><text:p text:style-name="P58"><text:span text:style-name="T50">prv579 taattaaTTTGTAATTAAAACTTAGATTA</text:span></text:p><text:p text:style-name="P58"><text:span text:style-name="T50">pfw957 aaATGCCTTCTATTAAGTTGAA</text:span></text:p><text:p text:style-name="P58"><text:span text:style-name="T50">prv957 TTAGACGAAGATAGGAATCTT</text:span></text:p><text:p text:style-name="P58"><text:span text:style-name="T50">pfw698 ttaaatATAAAAAACACGCTTTTTC</text:span></text:p><text:p text:style-name="P58"><text:span text:style-name="T50">prv698 taattaaTTTGTTTGTTTATGTGTGTT</text:span></text:p><text:p text:style-name="P58"><text:span text:style-name="T50">pfw1092 aaATGACTGCTAACCCTTC</text:span></text:p><text:p text:style-name="P58"><text:span text:style-name="T50">prv1092 TTACTCAGGGCCGTCA</text:span></text:p><text:p text:style-name="P58"><text:span text:style-name="T50">pfw1000 ttaaatAATTCAGTTTTCTGACTGA</text:span></text:p><text:p text:style-name="P58"><text:span text:style-name="T50">prv1000 taattaaTTTTAGGCTGGTATCTTG</text:span></text:p><text:p text:style-name="P59"/><text:p text:style-name="P60"><text:span text:style-name="T50">General primers:</text:span></text:p><text:p text:style-name="P59"/><text:p text:style-name="P58"><text:span text:style-name="T50">577 gttctgatcctcgagcatcttaagaattc</text:span></text:p><text:p text:style-name="P58"><text:span text:style-name="T50">578 gttcttgtctcattgccacattcataagt</text:span></text:p><text:p text:style-name="P58"><text:span text:style-name="T50">468 gtcgaggaacgccaggttgcccact</text:span></text:p><text:p text:style-name="P58"><text:span text:style-name="T50">467 ATTTAAatcctgatgcgtttgtctgcacaga</text:span></text:p><text:p text:style-name="P58"><text:span text:style-name="T50">567 GTcggctgcaggtcactagtgag</text:span></text:p><text:p text:style-name="P58"><text:span text:style-name="T50">568 GTGCcatctgtgcagacaaacg</text:span></text:p><text:p text:style-name="P58"><text:span text:style-name="T50">775 gcggccgctgacTTAAAT</text:span></text:p><text:p text:style-name="P58"><text:span text:style-name="T50">778 ggtaaatccggatTAATTAA</text:span></text:p><text:p text:style-name="P58"><text:span text:style-name="T50">342 CCTTTTTACGGTTCCTGGCCT</text:span></text:p><text:p text:style-name="P59"/><text:p text:style-name="P59"/><text:p text:style-name="P58"><text:span text:style-name="T50"><text:s text:c="26"/>&gt;-gene--&gt;</text:span></text:p><text:p text:style-name="P58"><text:span text:style-name="T50"><text:s text:c="9"/>&gt;-TP--&gt; <text:s text:c="10"/>\ <text:s text:c="4"/>/ <text:s text:c="11"/>&gt;-TP--&gt; </text:span></text:p><text:p text:style-name="P58"><text:span text:style-name="T50"><text:s text:c="9"/>\ <text:s text:c="2"/>/ <text:s text:c="13"/>\ <text:s text:c="2"/>/ <text:s text:c="12"/>\ <text:s text:c="2"/>/ </text:span></text:p><text:p text:style-name="P58"><text:span text:style-name="T50"><text:s text:c="10"/>\ / <text:s text:c="15"/>\ / <text:s text:c="14"/>\ /</text:span></text:p><text:p text:style-name="P58"><text:span text:style-name="T50"><text:s text:c="11"/>| <text:s text:c="17"/>| <text:s text:c="16"/>|</text:span></text:p><text:p text:style-name="P58"><text:span text:style-name="T50">577&gt; <text:s text:c="2"/>775&gt;| <text:s text:c="8"/>468&gt; &lt;567| <text:s text:c="6"/>568&gt; &lt;467 |&lt;778 <text:s text:c="5"/>&lt;578 <text:s text:c="3"/>&lt;342</text:span></text:p><text:p text:style-name="P58"><text:span text:style-name="T50">||| <text:s text:c="3"/>||| | <text:s text:c="9"/>||| ||| | <text:s text:c="7"/>||| ||| <text:s/>| ||| <text:s text:c="6"/>||| <text:s text:c="3"/>|||</text:span></text:p><text:p text:style-name="P58"><text:span text:style-name="T50">-----------Z------------------A-----------------E---------------------</text:span></text:p><text:p text:style-name="P58"><text:span text:style-name="T51">| <text:s text:c="9"/>r <text:s text:c="17"/>j <text:s text:c="16"/>c <text:s text:c="19"/>|</text:span></text:p><text:p text:style-name="P58"><text:span text:style-name="T51">| <text:s text:c="9"/>a <text:s text:c="17"/>i <text:s text:c="16"/>o <text:s text:c="19"/>|</text:span></text:p><text:p text:style-name="P58"><text:span text:style-name="T51">| <text:s text:c="9"/>I <text:s text:c="17"/>I <text:s text:c="16"/>R <text:s text:c="19"/>|</text:span></text:p><text:p text:style-name="P58"><text:span text:style-name="T51">| <text:s text:c="46"/>V <text:s text:c="19"/>|</text:span></text:p><text:p text:style-name="P58"><text:span text:style-name="T50">| <text:s text:c="67"/>|</text:span></text:p><text:p text:style-name="P58"><text:span text:style-name="T50">--------------------- pYPKa tp gene tp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5"><text:span text:style-name="T27">Supplementary Figure</text:span><text:span text:style-name="T26"> </text:span><text:span text:style-name="T27">18.</text:span><text:span text:style-name="T34"> </text:span><text:span text:style-name="T30">Primer sequences needed for pathway construction and verification presented on the report page.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1"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DejaVu Sans Mono" svg:font-family="'DejaVu Sans Mono'"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Mono2" svg:font-family="'DejaVu Sans Mono'"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49mm" style:writing-mode="page"/>
      <style:text-properties style:use-window-font-color="true" style:font-name="Calibri" fo:font-size="11pt" fo:language="pt" fo:country="P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3.49mm" fo:margin-bottom="2.1m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4.94mm" fo:margin-bottom="2.5m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1.01mm" fo:margin-bottom="20mm" fo:margin-left="16mm" fo:margin-right="16mm" style:writing-mode="lr-tb" style:layout-grid-color="#c0c0c0" style:layout-grid-lines="40"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a</meta:initial-creator>
    <dc:creator>Björn Johansson</dc:creator>
    <meta:editing-cycles>24</meta:editing-cycles>
    <meta:creation-date>2014-07-09T21:20:00</meta:creation-date>
    <dc:date>2015-05-30T08:32:21.859930356</dc:date>
    <meta:editing-duration>PT1H10M8S</meta:editing-duration>
    <meta:generator>LibreOffice/4.4.3.2$Linux_X86_64 LibreOffice_project/40m0$Build-2</meta:generator>
    <meta:document-statistic meta:table-count="0" meta:image-count="13" meta:object-count="0" meta:page-count="13" meta:paragraph-count="130" meta:word-count="1486" meta:character-count="11397" meta:non-whitespace-character-count="94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